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51cm"/>
    </style:style>
    <style:style style:name="Table1.D" style:family="table-column">
      <style:table-column-properties style:column-width="3.51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1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background-color="transparent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0d1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R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Sujet de la réunion: Mise en commun et correction collective des divers points d’actions décidés à la réunion précédent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Date: 30/09/2020</text:p>
          </table:table-cell>
          <table:table-cell table:style-name="Table1.A2" office:value-type="string">
            <text:p text:style-name="P4">Heure: 13h30</text:p>
          </table:table-cell>
          <table:table-cell table:style-name="Table1.C2" table:number-columns-spanned="2" office:value-type="string">
            <text:p text:style-name="P4">Lieu: Chez Florian</text:p>
          </table:table-cell>
          <table:covered-table-cell/>
        </table:table-row>
        <table:table-row table:style-name="Table1.1">
          <table:table-cell table:style-name="Table1.A32" office:value-type="string">
            <text:p text:style-name="P4">Réunion organisée par</text:p>
          </table:table-cell>
          <table:table-cell table:style-name="Table1.B32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4">Type de réunion</text:p>
          </table:table-cell>
          <table:table-cell table:style-name="Table1.B32" table:number-columns-spanned="3" office:value-type="string">
            <text:p text:style-name="P4">Brainstorming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4">Secrétaire</text:p>
          </table:table-cell>
          <table:table-cell table:style-name="Table1.B32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4">Participants</text:p>
          </table:table-cell>
          <table:table-cell table:style-name="Table1.B32" table:number-columns-spanned="3" office:value-type="string">
            <text:p text:style-name="P4">Louis Leenart, Yann Berthelot, Thomas Luneteau, Vincent Commin, Florian Legendre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4">Absents</text:p>
          </table:table-cell>
          <table:table-cell table:style-name="Table1.B32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4">Excusés</text:p>
          </table:table-cell>
          <table:table-cell table:style-name="Table1.B32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4">Ordre du jour: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Temps imparti: 2h</text:p>
          </table:table-cell>
          <table:table-cell table:style-name="Table1.C2" table:number-columns-spanned="3" office:value-type="string">
            <text:p text:style-name="P4">Présentateur: Florian Legendre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6">Discussion: </text:p>
          </table:table-cell>
          <table:table-cell table:style-name="Table1.B32" table:number-columns-spanned="3" office:value-type="string">
            <text:p text:style-name="P4">1) Correction collective des tâches assumées par Louis L. </text:p>
          </table:table-cell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(mail type établissements + squelette cahier des charges + dépôt github) =&gt; tout est o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2) Correction collective du questionnaire élèves constitué par Yann B. =&gt; ajout champ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libre par rapport aux ressources utilisées par les élèves. Tout est ok sinon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3) Correction collective du questionnaire enseignants par Vincent C. =&gt; tout est o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4) Mise en commun du benchmarking (cf. <text:span text:style-name="T1">Annexe Etat de l’Art</text:span>) =&gt; la plupart d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Applications mathématiques sont soit en anglais, soit payantes, soit pour des niveaux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scolaires assez bas (école primaire…), soit l’interface utilisateur n’est pas très avenant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ni ergonomique. Notre application devra donc se démarquer par rapport à ces points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6">Conclusions</text:p>
          </table:table-cell>
          <table:table-cell table:style-name="Table1.B32" table:number-columns-spanned="3" office:value-type="string">
            <text:p text:style-name="P4">Forts de ces travaux et de ces conclusions nous avons </text:p>
          </table:table-cell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décidé de démarrer la phase de prospection cliente auprès des établissements et de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renommer le projet (et la future application) Gymaths afin d’éviter toute confusion avec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des applications, anglaises, déjà existant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oints d’action</text:p>
          </table:table-cell>
          <table:covered-table-cell/>
          <table:table-cell table:style-name="Table1.A2" office:value-type="string">
            <text:p text:style-name="P4">Responsable</text:p>
          </table:table-cell>
          <table:table-cell table:style-name="Table1.C2" office:value-type="string">
            <text:p text:style-name="P4">Délai à respecter</text:p>
          </table:table-cell>
        </table:table-row>
        <table:table-row table:style-name="Table1.1">
          <table:table-cell table:style-name="Table1.A30" table:number-columns-spanned="2" office:value-type="string">
            <text:p text:style-name="P4">Constituer une liste de mails des établissements</text:p>
          </table:table-cell>
          <table:covered-table-cell/>
          <table:table-cell table:style-name="Table1.C30" office:value-type="string">
            <text:p text:style-name="P4">Florian Legendre</text:p>
          </table:table-cell>
          <table:table-cell table:style-name="Table1.D30" office:value-type="string">
            <text:p text:style-name="P4">Lundi 12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4">Résumé Excel de l’état de l’art</text:p>
          </table:table-cell>
          <table:covered-table-cell/>
          <table:table-cell table:style-name="Table1.C30" office:value-type="string">
            <text:p text:style-name="P4">Thomas Luneteau</text:p>
          </table:table-cell>
          <table:table-cell table:style-name="Table1.D30" office:value-type="string">
            <text:p text:style-name="P4">Dimanche 25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4">Diagramme de Gantt</text:p>
          </table:table-cell>
          <table:covered-table-cell/>
          <table:table-cell table:style-name="Table1.C30" office:value-type="string">
            <text:p text:style-name="P4">Vincent Comm<text:span text:style-name="T2">i</text:span>n</text:p>
          </table:table-cell>
          <table:table-cell table:style-name="Table1.D30" office:value-type="string">
            <text:p text:style-name="P4">Dimanche 25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4">Diagramme de Gantt</text:p>
          </table:table-cell>
          <table:covered-table-cell/>
          <table:table-cell table:style-name="Table1.C30" office:value-type="string">
            <text:p text:style-name="P4">Louis Leenart</text:p>
          </table:table-cell>
          <table:table-cell table:style-name="Table1.D30" office:value-type="string">
            <text:p text:style-name="P4">Dimanche 25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7">Réservation salle pour prochaine réunion</text:p>
          </table:table-cell>
          <table:covered-table-cell/>
          <table:table-cell table:style-name="Table1.C30" office:value-type="string">
            <text:p text:style-name="P4">Vincent Commin</text:p>
          </table:table-cell>
          <table:table-cell table:style-name="Table1.D30" office:value-type="string">
            <text:p text:style-name="P4">Mardi 13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4">Une première spécification globale</text:p>
          </table:table-cell>
          <table:covered-table-cell/>
          <table:table-cell table:style-name="Table1.C30" office:value-type="string">
            <text:p text:style-name="P4">Tous</text:p>
          </table:table-cell>
          <table:table-cell table:style-name="Table1.D30" office:value-type="string">
            <text:p text:style-name="P4">Mardi 13/10</text:p>
          </table:table-cell>
        </table:table-row>
        <table:table-row table:style-name="Table1.1">
          <table:table-cell table:style-name="Table1.A31" office:value-type="string">
            <text:p text:style-name="P4">Date proch.: 13/10/2020</text:p>
          </table:table-cell>
          <table:table-cell table:style-name="Table1.A31" office:value-type="string">
            <text:p text:style-name="P4">Heure : 11h</text:p>
          </table:table-cell>
          <table:table-cell table:style-name="Table1.A9" table:number-columns-spanned="2" office:value-type="string">
            <text:p text:style-name="P5">Lieu : Salle réservée</text:p>
          </table:table-cell>
          <table:covered-table-cell/>
        </table:table-row>
        <table:table-row table:style-name="Table1.1">
          <table:table-cell table:style-name="Table1.A32" office:value-type="string">
            <text:p text:style-name="P4">Points à aborder: </text:p>
          </table:table-cell>
          <table:table-cell table:style-name="Table1.B32" table:number-columns-spanned="3" office:value-type="string">
            <text:p text:style-name="P4">La première spécification globale, éventuellement le</text:p>
          </table:table-cell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diagramme de Gantt et l’annexe pour l’état de l’art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6:05:07.559400931</meta:creation-date>
    <dc:date>2020-11-11T15:16:03.060000000</dc:date>
    <meta:editing-duration>PT52M50S</meta:editing-duration>
    <meta:editing-cycles>25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62" meta:word-count="308" meta:character-count="2029" meta:non-whitespace-character-count="1776"/>
  </office:meta>
</office:document-meta>
</file>